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79pt"/>
    </style:style>
    <style:style style:name="co3" style:family="table-column">
      <style:table-column-properties fo:break-before="auto" style:column-width="618.29pt"/>
    </style:style>
    <style:style style:name="co4" style:family="table-column">
      <style:table-column-properties fo:break-before="auto" style:column-width="83.8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41.19pt" fo:break-before="auto" style:use-optimal-row-height="false"/>
    </style:style>
    <style:style style:name="ro3" style:family="table-row">
      <style:table-row-properties style:row-height="40.9pt" fo:break-before="auto" style:use-optimal-row-height="false"/>
    </style:style>
    <style:style style:name="ro4" style:family="table-row">
      <style:table-row-properties style:row-height="46.2pt" fo:break-before="auto" style:use-optimal-row-height="false"/>
    </style:style>
    <style:style style:name="ro5" style:family="table-row">
      <style:table-row-properties style:row-height="35.21pt" fo:break-before="auto" style:use-optimal-row-height="false"/>
    </style:style>
    <style:style style:name="ro6" style:family="table-row">
      <style:table-row-properties style:row-height="48.44pt" fo:break-before="auto" style:use-optimal-row-height="false"/>
    </style:style>
    <style:style style:name="ro7" style:family="table-row">
      <style:table-row-properties style:row-height="36.34pt" fo:break-before="auto" style:use-optimal-row-height="false"/>
    </style:style>
    <style:style style:name="ro8" style:family="table-row">
      <style:table-row-properties style:row-height="50pt" fo:break-before="auto" style:use-optimal-row-height="false"/>
    </style:style>
    <style:style style:name="ro9" style:family="table-row">
      <style:table-row-properties style:row-height="60.6pt" fo:break-before="auto" style:use-optimal-row-height="false"/>
    </style:style>
    <style:style style:name="ro10" style:family="table-row">
      <style:table-row-properties style:row-height="74.21pt" fo:break-before="auto" style:use-optimal-row-height="false"/>
    </style:style>
    <style:style style:name="ro11" style:family="table-row">
      <style:table-row-properties style:row-height="40.14pt" fo:break-before="auto" style:use-optimal-row-height="false"/>
    </style:style>
    <style:style style:name="ro12" style:family="table-row">
      <style:table-row-properties style:row-height="38.21pt" fo:break-before="auto" style:use-optimal-row-height="false"/>
    </style:style>
    <style:style style:name="ro13" style:family="table-row">
      <style:table-row-properties style:row-height="38.95pt" fo:break-before="auto" style:use-optimal-row-height="false"/>
    </style:style>
    <style:style style:name="ro14" style:family="table-row">
      <style:table-row-properties style:row-height="72.71pt" fo:break-before="auto" style:use-optimal-row-height="false"/>
    </style:style>
    <style:style style:name="ro15" style:family="table-row">
      <style:table-row-properties style:row-height="58.45pt" fo:break-before="auto" style:use-optimal-row-height="false"/>
    </style:style>
    <style:style style:name="ro16" style:family="table-row">
      <style:table-row-properties style:row-height="89.94pt" fo:break-before="auto" style:use-optimal-row-height="false"/>
    </style:style>
    <style:style style:name="ro17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 style:data-style-name="N84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style:vertical-align="top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style:font-name-asian="WenQuanYi Zen Hei Sharp" style:font-name-complex="Lohit Devanagari"/>
    </style:style>
    <style:style style:name="T3" style:family="text">
      <style:text-properties style:font-name-asian="WenQuanYi Zen Hei Sharp" style:font-name-complex="Lohit Devanagari" style:font-name="Liberation Sans"/>
    </style:style>
  </office:automatic-styles>
  <office:body>
    <office:spreadsheet>
      <table:calculation-settings table:automatic-find-labels="false"/>
      <table:table table:name="BesLib_Rev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9"/>
        <table:table-column table:style-name="co1" table:number-columns-repeated="1020" table:default-cell-style-name="ce5"/>
        <table:table-row table:style-name="ro1"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Modify Description</text:p>
          </table:table-cell>
          <table:table-cell table:style-name="ce4" office:value-type="string" calcext:value-type="string">
            <text:p>Author</text:p>
          </table:table-cell>
          <table:table-cell table:style-name="ce10"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date" office:date-value="2021-08-06" calcext:value-type="date">
            <text:p>2021-08-06</text:p>
          </table:table-cell>
          <table:table-cell office:value-type="string" calcext:value-type="string">
            <text:p>1.SMT8 library for BES project generic test suite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date" office:date-value="2021-08-12" calcext:value-type="date">
            <text:p>2021-08-12</text:p>
          </table:table-cell>
          <table:table-cell office:value-type="string" calcext:value-type="string">
            <text:p>1.separate BT_TX_LO &amp;BT_TX_ACPR package</text:p>
          </table:table-cell>
          <table:table-cell office:value-type="string" calcext:value-type="string">
            <text:p>Wenju Sun</text:p>
          </table:table-cell>
          <table:table-cell table:number-columns-repeated="1020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date" office:date-value="2021-08-18" calcext:value-type="date">
            <text:p>2021-08-18</text:p>
          </table:table-cell>
          <table:table-cell office:value-type="string" calcext:value-type="string">
            <text:p>1.Add new java class “BesCalc_WIFITX”.</text:p>
            <text:p>2.Add new java class “BesCalc_WIFIRX”.</text:p>
            <text:p>3.Add new function “getRfSNR” in class BesCalc_BTTX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3">
          <table:table-cell office:value-type="float" office:value="0.4" calcext:value-type="float">
            <text:p>0.4</text:p>
          </table:table-cell>
          <table:table-cell table:style-name="ce3" office:value-type="date" office:date-value="2021-10-27" calcext:value-type="date">
            <text:p>2021-10-27</text:p>
          </table:table-cell>
          <table:table-cell table:style-name="ce6" office:value-type="string" calcext:value-type="string">
            <text:p>1. Add new java class “BesCalc_DFT”</text:p>
            <text:p><text:span text:style-name="T1">2. Add new java class “BesCalc_PLL”</text:span></text:p>
            <text:p><text:span text:style-name="T1">3. Add new java class “BesLabViewTextProcess”</text:span></text:p>
          </table:table-cell>
          <table:table-cell office:value-type="string" calcext:value-type="string">
            <text:p>Yongxin Weng</text:p>
            <text:p>Zonghao Li</text:p>
          </table:table-cell>
          <table:table-cell table:number-columns-repeated="1020"/>
        </table:table-row>
        <table:table-row table:style-name="ro4">
          <table:table-cell office:value-type="float" office:value="0.5" calcext:value-type="float">
            <text:p>0.5</text:p>
          </table:table-cell>
          <table:table-cell table:style-name="ce3" office:value-type="date" office:date-value="2021-10-29" calcext:value-type="date">
            <text:p>2021-10-29</text:p>
          </table:table-cell>
          <table:table-cell office:value-type="string" calcext:value-type="string">
            <text:p>1.Update function “writeFailLog2Text” in Java Class ”BesCalc_DFT”.</text:p>
            <text:p>     (1) Merge all fail logs of different pins in the same pattern into one text file.</text:p>
            <text:p>     (2) Add new parameter “failCycles” in the function to control the max fail cycles in the fail logs.  </text:p>
            <text:p> 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3" office:value-type="date" office:date-value="2021-11-12" calcext:value-type="date">
            <text:p>2021-11-12</text:p>
          </table:table-cell>
          <table:table-cell office:value-type="string" calcext:value-type="string">
            <text:p>1. Add “meanCal” function in java class “BesCalc_General”, remove maximum and minimum then </text:p>
            <text:p>   Calculate  mean.</text:p>
          </table:table-cell>
          <table:table-cell office:value-type="string" calcext:value-type="string">
            <text:p>Wenju Sun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7" office:value-type="string" calcext:value-type="string">
            <text:p>1.Add new java class “BesDsa_MXD8730”.</text:p>
          </table:table-cell>
          <table:table-cell office:value-type="string" calcext:value-type="string">
            <text:p>Yongxin Weng</text:p>
          </table:table-cell>
          <table:table-cell table:style-name="ce7"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style-name="ce3" office:value-type="date" office:date-value="2022-02-17" calcext:value-type="date">
            <text:p>2022-02-17</text:p>
          </table:table-cell>
          <table:table-cell table:style-name="ce7" office:value-type="string" calcext:value-type="string">
            <text:p>1.Updata class “BesCalc_BTTXACPR”</text:p>
            <text:p>    (1) Assign fixed value for parameter “rfBinIndex” to avoid all site error in result access.</text:p>
            <text:p>2. Updata class “BesCalc_WIFIRX”</text:p>
            <text:p>    (1) Swap waveform I &amp; Q order in complex waveform.</text:p>
          </table:table-cell>
          <table:table-cell office:value-type="string" calcext:value-type="string">
            <text:p>Yongxin Weng</text:p>
          </table:table-cell>
          <table:table-cell table:style-name="ce7" table:number-columns-repeated="1020"/>
        </table:table-row>
        <table:table-row table:style-name="ro7">
          <table:table-cell office:value-type="float" office:value="0.9" calcext:value-type="float">
            <text:p>0.9</text:p>
          </table:table-cell>
          <table:table-cell table:style-name="ce3" office:value-type="date" office:date-value="2022-02-28" calcext:value-type="date">
            <text:p>2022-02-28</text:p>
          </table:table-cell>
          <table:table-cell table:style-name="ce7" office:value-type="string" calcext:value-type="string">
            <text:p>1. Updata class “BesCalc_WIFITX”</text:p>
            <text:p>    (1) Change WIFI TX imagBinIndex search range in spectrum  from (560KHz ~ 680KHz) to </text:p>
            <text:p>        (500KHz- 740KHz).</text:p>
          </table:table-cell>
          <table:table-cell office:value-type="string" calcext:value-type="string">
            <text:p>Yongxin Weng</text:p>
          </table:table-cell>
          <table:table-cell table:style-name="ce7" table:number-columns-repeated="1020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" office:value-type="date" office:date-value="2022-03-09" calcext:value-type="date">
            <text:p>2022-03-09</text:p>
          </table:table-cell>
          <table:table-cell table:style-name="ce7" office:value-type="string" calcext:value-type="string">
            <text:p>1. Updata class “BesCalc_WIFITX”</text:p>
            <text:p>    (1) Restore WIFI TX imagBinIndex search range in spectrum  from (500KHz- 740KHz) to (560KHz ~ 680KHz) </text:p>
            <text:p>2. Update class “BesCalc_BTTXACPR” </text:p>
            <text:p>   (1) modify rfBinIndex from 12000 to 8000 for abnormal spectrum case.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9">
          <table:table-cell office:value-type="float" office:value="1.1" calcext:value-type="float">
            <text:p>1.1</text:p>
          </table:table-cell>
          <table:table-cell table:style-name="ce3" office:value-type="date" office:date-value="2022-03-29" calcext:value-type="date">
            <text:p>2022-03-29</text:p>
          </table:table-cell>
          <table:table-cell table:style-name="ce8" office:value-type="string" calcext:value-type="string">
            <text:p><text:span text:style-name="T2">1.Updata class “BesCalc_AUDIO”:</text:span></text:p>
            <text:p><text:span text:style-name="T2">    (1) Modified the 20kHz noise floor calculation method,get the dynamic bin value of 20kHz frequency.</text:span></text:p>
            <text:p><text:span text:style-name="T2">    (2)Add new functions to calculate the power of any frequency range by specified start and stop bin number. For example noise floor.</text:span></text:p>
            <text:p><text:span text:style-name="T2">2.Updata class “BesCalc_BTTX”:</text:span></text:p>
            <text:p><text:span text:style-name="T2">    (1)Add new function to calculate the max tone power in unit dBm near the specified frequency to the left or right of RF signal tone.</text:span></text:p>
          </table:table-cell>
          <table:table-cell office:value-type="string" calcext:value-type="string">
            <text:p>Zonghao Li</text:p>
          </table:table-cell>
          <table:table-cell table:number-columns-repeated="1020"/>
        </table:table-row>
        <table:table-row table:style-name="ro10">
          <table:table-cell office:value-type="float" office:value="1.2" calcext:value-type="float">
            <text:p>1.2</text:p>
          </table:table-cell>
          <table:table-cell table:style-name="ce3" office:value-type="date" office:date-value="2022-04-17" calcext:value-type="date">
            <text:p>2022-04-17</text:p>
          </table:table-cell>
          <table:table-cell table:style-name="ce8" office:value-type="string" calcext:value-type="string">
            <text:p><text:span text:style-name="T2">1.Optimized all class in package “BesLib.cal”.</text:span></text:p>
            <text:p><text:span text:style-name="T2">2.Rename class “BesDsa_Mcu” to “BesDsa_UART” and rename function “ramRun_Uart” to “writeToRAM”. </text:span></text:p>
            <text:p><text:span text:style-name="T2">3.Rename class ”BesDsa_MXD8730” to “BesDsa_RFSwitch_MXD8730”.</text:span></text:p>
            <text:p><text:span text:style-name="T2">4.Remove class “BesDsa_DC”.</text:span></text:p>
            <text:p><text:span text:style-name="T1">5.Remove class “BesDsa_Debug”.</text:span></text:p>
            <text:p><text:span text:style-name="T1">6.Remove all class in package “besLib.enumeration”. </text:span></text:p>
            <text:p><text:span text:style-name="T2">  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1">
          <table:table-cell office:value-type="float" office:value="1.3" calcext:value-type="float">
            <text:p>1.3</text:p>
          </table:table-cell>
          <table:table-cell table:style-name="ce3" office:value-type="date" office:date-value="2022-04-22" calcext:value-type="date">
            <text:p>2022-04-22</text:p>
          </table:table-cell>
          <table:table-cell table:style-name="ce8" office:value-type="string" calcext:value-type="string">
            <text:p><text:span text:style-name="T2">1. Add new java class “BesCalc_UART” </text:span></text:p>
            <text:p><text:span text:style-name="T1">2. Add new java class “BesDsa_DigitalCapture” </text:span></text:p>
            <text:p><text:span text:style-name="T1">3. Optimize java document of each class and can be generate with no errors</text:span></text:p>
            <text:p><text:span text:style-name="T2">  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3" office:value-type="date" office:date-value="2022-04-24" calcext:value-type="date">
            <text:p>2022-04-24</text:p>
          </table:table-cell>
          <table:table-cell table:style-name="ce8" office:value-type="string" calcext:value-type="string">
            <text:p><text:span text:style-name="T2">1. Optimize java class “BesCalc_UART” </text:span></text:p>
            <text:p><text:span text:style-name="T1">2. Optimize java document of each class and can be generate with no errors</text:span></text:p>
            <text:p><text:span text:style-name="T1">3. Add new java class “BesPA_I2C” which is based on new PA to communicate with BES device by I2C protocol more efficiently.</text:span></text:p>
            <text:p><text:span text:style-name="T2">    </text:span></text:p>
          </table:table-cell>
          <table:table-cell office:value-type="string" calcext:value-type="string">
            <text:p>Yongxin Weng</text:p>
            <text:p>Wenju Sun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3" office:value-type="date" office:date-value="2022-04-26" calcext:value-type="date">
            <text:p>2022-04-26</text:p>
          </table:table-cell>
          <table:table-cell table:style-name="ce8" office:value-type="string" calcext:value-type="string">
            <text:p><text:span text:style-name="T2">1. Optimize method of java class “</text:span><text:span text:style-name="T3">BesPA_I2C</text:span><text:span text:style-name="T2">” </text:span></text:p>
            <text:p><text:span text:style-name="T1">2. Add new java class “BesPA_UART” (haven't been verified online)</text:span></text:p>
            <text:p><text:span text:style-name="T1">3. Add new method “getParityBit” to java class ”BesCalc_General”</text:span></text:p>
            <text:p><text:span text:style-name="T2">  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4">
          <table:table-cell office:value-type="float" office:value="1.6" calcext:value-type="float">
            <text:p>1.6</text:p>
          </table:table-cell>
          <table:table-cell table:style-name="ce3" office:value-type="date" office:date-value="2022-05-07" calcext:value-type="date">
            <text:p>2022-05-07</text:p>
          </table:table-cell>
          <table:table-cell table:style-name="ce8" office:value-type="string" calcext:value-type="string">
            <text:p><text:span text:style-name="T1">1. Add new method “writeToRAM_NewPA” to java class ”BesDsa_UART”. (class “BesPA_UART” haven't been verified online)</text:span></text:p>
            <text:p><text:span text:style-name="T2">2. Add new package “generalTestMethod” with class:</text:span></text:p>
            <text:p><text:span text:style-name="T2">          (1) “AlarmCheck.Java”  </text:span></text:p>
            <text:p><text:span text:style-name="T1">          (2) “GetPassBinFlag.Java”  </text:span></text:p>
            <text:p><text:span text:style-name="T1">          (3) “PassBinGrade.Java”  </text:span></text:p>
            <text:p><text:span text:style-name="T1">          (4) “Read_LB_ID.Java”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5">
          <table:table-cell office:value-type="float" office:value="1.7" calcext:value-type="float">
            <text:p>1.7</text:p>
          </table:table-cell>
          <table:table-cell table:style-name="ce3" office:value-type="date" office:date-value="2022-05-19" calcext:value-type="date">
            <text:p>2022-05-19</text:p>
          </table:table-cell>
          <table:table-cell table:style-name="ce8" office:value-type="string" calcext:value-type="string">
            <text:p><text:span text:style-name="T1">1. Optimize java class “BesCalc_DFT”. </text:span></text:p>
            <text:p><text:span text:style-name="T1">2. Add new java class “BesDsa_DFT” .</text:span></text:p>
            <text:p><text:span text:style-name="T1">3. Add new java class “PMIC”.</text:span></text:p>
            <text:p><text:span text:style-name="T1">4. Add new java class “BesDsa_1600_Disconnect” .</text:span>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6">
          <table:table-cell office:value-type="float" office:value="1.8" calcext:value-type="float">
            <text:p>1.8</text:p>
          </table:table-cell>
          <table:table-cell table:style-name="ce3" office:value-type="date" office:date-value="2022-05-22" calcext:value-type="date">
            <text:p>2022-05-22</text:p>
          </table:table-cell>
          <table:table-cell office:value-type="string" calcext:value-type="string">
            <text:p>1. Add new package “efuse” fo BES efuse processr</text:p>
            <text:p>          (1)Interface “BesDsa_EfuseData”</text:p>
            <text:p>          (2)Abstract Class “BesDsa_Efuse”</text:p>
            <text:p>          (3)subpackage “bt2005”</text:p>
            <text:p>                    a.Class “BesDsa_Efuse_BT2005”</text:p>
            <text:p>                    b.Class “BesDsa_EfuseData_Bt2005”</text:p>
            <text:p>2. Add new testmethod “BesDsa_Efuse.java” in package “generalTestMethod”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7">
          <table:table-cell office:value-type="float" office:value="1.9" calcext:value-type="float">
            <text:p>1.9</text:p>
          </table:table-cell>
          <table:table-cell table:style-name="ce3" office:value-type="date" office:date-value="2022-05-22" calcext:value-type="date">
            <text:p>2022-05-22</text:p>
          </table:table-cell>
          <table:table-cell office:value-type="string" calcext:value-type="string">
            <text:p><text:span text:style-name="T1">1. Add new method “writeFailLog2Text” to java class ”BesCalc_DFT”.</text:span></text:p>
            <text:p><text:span text:style-name="T1">2. Add new method “iMeas_PS1600_DcVi_Std” and “iMeas_DPS128_Std” to java class ”BesDsa_PMIC”.</text:span>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22-06-14" calcext:value-type="date">
            <text:p>2022-06-14</text:p>
          </table:table-cell>
          <table:table-cell office:value-type="string" calcext:value-type="string">
            <text:p><text:span text:style-name="T1">1. Add new feature:  BES i2c protocol  page select automatically  </text:span>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ce3" office:value-type="date" office:date-value="2022-06-27" calcext:value-type="date">
            <text:p>2022-06-27</text:p>
          </table:table-cell>
          <table:table-cell office:value-type="string" calcext:value-type="string">
            <text:p>1.Add <text:span text:style-name="T1">new java class</text:span> “BesDsa_OS_Func” and “BesDsa_OS_PMU”</text:p>
          </table:table-cell>
          <table:table-cell office:value-type="string" calcext:value-type="string">
            <text:p>Zonghao Li</text:p>
          </table:table-cell>
          <table:table-cell table:number-columns-repeated="1020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3" office:value-type="date" office:date-value="2022-07-14" calcext:value-type="date">
            <text:p>2022-07-14</text:p>
          </table:table-cell>
          <table:table-cell office:value-type="string" calcext:value-type="string">
            <text:p>1.Add <text:span text:style-name="T1">new I2C Charger Address 0x34 to I2C Protocol “BesPA_I2C”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3" office:value-type="date" office:date-value="2022-07-18" calcext:value-type="date">
            <text:p>2022-07-18</text:p>
          </table:table-cell>
          <table:table-cell office:value-type="string" calcext:value-type="string">
            <text:p>1.<text:span text:style-name="T1">Optimize java class “BesDsa_OS_Func” and “BesDsa_OS_PMU”</text:span></text:p>
          </table:table-cell>
          <table:table-cell office:value-type="string" calcext:value-type="string">
            <text:p>Zonghao Li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8">00/00/0000</text:date>, <text:time style:data-style-name="N2" text:time-value="16:06:27.999338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6T16:00:37.820049941</meta:creation-date>
    <meta:generator>LibreOffice/5.0.6.2$Linux_X86_64 LibreOffice_project/00$Build-2</meta:generator>
    <dc:date>2022-07-18T16:07:40.579430448</dc:date>
    <meta:editing-duration>PT16H58M18S</meta:editing-duration>
    <meta:editing-cycles>99</meta:editing-cycles>
    <meta:document-statistic meta:table-count="1" meta:cell-count="96" meta:object-count="0"/>
  </office:meta>
</office:document-meta>
</file>